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92000000DBA63767A8B2E66209.jpg" manifest:media-type="image/jpeg"/>
  <manifest:file-entry manifest:full-path="Pictures/1000000000000092000000DB86314F8F4323B8CB.jpg" manifest:media-type="image/jpeg"/>
  <manifest:file-entry manifest:full-path="Pictures/1000000000000091000000DB76A7B2951D39F934.jpg" manifest:media-type="image/jpeg"/>
  <manifest:file-entry manifest:full-path="Pictures/100000000000008E000000DBA105D299F51B1554.jpg" manifest:media-type="image/jpeg"/>
  <manifest:file-entry manifest:full-path="Pictures/1000000000000092000000DB06C5050589BC3331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.235cm" svg:height="1.853cm" svg:x="5.765cm" svg:y="14.21cm">
            <draw:image xlink:href="Pictures/1000000000000092000000DB06C5050589BC3331.jpg" xlink:type="simple" xlink:show="embed" xlink:actuate="onLoad">
              <text:p/>
            </draw:image>
          </draw:frame>
          <draw:frame draw:style-name="gr1" draw:text-style-name="P1" draw:layer="layout" svg:width="1.201cm" svg:height="1.853cm" svg:x="7.382cm" svg:y="14.21cm">
            <draw:image xlink:href="Pictures/100000000000008E000000DBA105D299F51B1554.jpg" xlink:type="simple" xlink:show="embed" xlink:actuate="onLoad">
              <text:p/>
            </draw:image>
          </draw:frame>
          <draw:frame draw:style-name="gr1" draw:text-style-name="P1" draw:layer="layout" svg:width="1.227cm" svg:height="1.853cm" svg:x="8.939cm" svg:y="14.198cm">
            <draw:image xlink:href="Pictures/1000000000000091000000DB76A7B2951D39F934.jpg" xlink:type="simple" xlink:show="embed" xlink:actuate="onLoad">
              <text:p/>
            </draw:image>
          </draw:frame>
          <draw:frame draw:style-name="gr1" draw:text-style-name="P1" draw:layer="layout" svg:width="1.235cm" svg:height="1.853cm" svg:x="10.535cm" svg:y="14.198cm">
            <draw:image xlink:href="Pictures/1000000000000092000000DBA63767A8B2E66209.jpg" xlink:type="simple" xlink:show="embed" xlink:actuate="onLoad">
              <text:p/>
            </draw:image>
          </draw:frame>
          <draw:frame draw:style-name="gr1" draw:text-style-name="P1" draw:layer="layout" svg:width="1.235cm" svg:height="1.853cm" svg:x="12.135cm" svg:y="14.198cm">
            <draw:image xlink:href="Pictures/1000000000000092000000DB86314F8F4323B8CB.jp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13:51:54.453442048</meta:creation-date>
    <dc:date>2018-04-17T13:54:03.121926939</dc:date>
    <meta:editing-duration>PT2M8S</meta:editing-duration>
    <meta:editing-cycles>1</meta:editing-cycles>
    <meta:document-statistic meta:object-count="6"/>
    <meta:generator>LibreOffice/6.0.0.3$MacOSX_X86_64 LibreOffice_project/64a0f66915f38c6217de274f0aa8e15618924765</meta:generator>
  </office:meta>
</office:document-meta>
</file>